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vertical-align="middle" draw:ole-draw-aspect="1" style:protect="size"/>
    </style:style>
    <style:style style:name="pr1" style:family="presentation" style:parent-style-name="Standard-subtitle">
      <style:graphic-properties draw:fill-color="#ffffff" fo:min-height="16.255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subtitle">
      <style:graphic-properties draw:fill-color="#ffffff" fo:min-height="14.479cm"/>
    </style:style>
    <style:style style:name="pr5" style:family="presentation" style:parent-style-name="Standard-subtitle">
      <style:graphic-properties draw:fill-color="#ffffff" fo:min-height="20.222cm"/>
    </style:style>
    <style:style style:name="pr6" style:family="presentation" style:parent-style-name="Standard-subtitle">
      <style:graphic-properties draw:fill-color="#ffffff" fo:min-height="14.509cm"/>
    </style:style>
    <style:style style:name="pr7" style:family="presentation" style:parent-style-name="Standard-subtitle">
      <style:graphic-properties draw:fill-color="#ffffff" fo:min-height="16.932cm"/>
    </style:style>
    <style:style style:name="co1" style:family="table-column">
      <style:table-column-properties style:column-width="3.175cm" style:use-optimal-column-width="false"/>
    </style:style>
    <style:style style:name="co2" style:family="table-column">
      <style:table-column-properties style:column-width="3.451cm" style:use-optimal-column-width="false"/>
    </style:style>
    <style:style style:name="co3" style:family="table-column">
      <style:table-column-properties style:column-width="3.029cm" style:use-optimal-column-width="false"/>
    </style:style>
    <style:style style:name="co4" style:family="table-column">
      <style:table-column-properties style:column-width="3.528cm" style:use-optimal-column-width="false"/>
    </style:style>
    <style:style style:name="co5" style:family="table-column">
      <style:table-column-properties style:column-width="3.911cm" style:use-optimal-column-width="false"/>
    </style:style>
    <style:style style:name="co6" style:family="table-column">
      <style:table-column-properties style:column-width="3.336cm" style:use-optimal-column-width="false"/>
    </style:style>
    <style:style style:name="co7" style:family="table-column">
      <style:table-column-properties style:column-width="3.758cm" style:use-optimal-column-width="false"/>
    </style:style>
    <style:style style:name="ro1" style:family="table-row">
      <style:table-row-properties style:row-height="2.47cm"/>
    </style:style>
    <style:style style:name="ro2" style:family="table-row">
      <style:table-row-properties style:row-height="2.479cm"/>
    </style:style>
    <style:style style:name="ce1" style:family="table-cell">
      <style:paragraph-properties fo:text-align="center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1.3cm" fo:margin-bottom="1.3cm" fo:text-align="start" fo:text-indent="0cm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text-properties fo:font-size="32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.3cm" fo:margin-bottom="0.3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-color="#ffffff"/>
      <style:paragraph-properties fo:margin-left="0cm" fo:margin-right="0cm" fo:margin-top="1.3cm" fo:margin-bottom="1.3cm" fo:text-align="start" fo:text-indent="0cm"/>
      <style:text-properties fo:font-size="32pt"/>
    </style:style>
    <style:style style:name="P8" style:family="paragraph">
      <style:paragraph-properties fo:margin-left="0cm" fo:margin-right="0cm" fo:margin-top="0.9cm" fo:margin-bottom="0.9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cm" fo:margin-bottom="0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.1cm" fo:margin-bottom="0.1cm" fo:text-align="start" fo:text-indent="0cm"/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margin-top="0cm" fo:margin-bottom="0cm" fo:text-align="start" fo:text-indent="0cm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Liberation Sans" fo:font-size="22pt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Liberation Sans" fo:font-size="14pt" fo:font-style="italic" fo:text-shadow="none" style:text-underline-style="none" fo:font-weight="normal" style:letter-kerning="true" fo:background-color="transparent" style:font-name-asian="Noto Sans CJK SC Regular" style:font-size-asian="14pt" style:font-style-asian="italic" style:font-weight-asian="normal" style:font-name-complex="FreeSans" style:font-size-complex="14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22pt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2pt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name-asian="Noto Sans CJK SC Regular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fo:font-size="22pt" fo:font-style="italic" style:font-size-asian="22pt" style:font-style-asian="italic" style:font-size-complex="22pt" style:font-style-complex="italic"/>
    </style:style>
    <style:style style:name="T18" style:family="text">
      <style:text-properties style:text-position="-33% 58%" fo:font-size="22pt" style:font-size-asian="22pt" style:font-size-complex="22pt"/>
    </style:style>
    <style:style style:name="T19" style:family="text">
      <style:text-properties style:text-position="0% 100%" fo:font-size="22pt" style:font-size-asian="22pt" style:font-size-complex="22pt"/>
    </style:style>
    <style:style style:name="T20" style:family="text">
      <style:text-properties style:text-position="0% 100%" fo:font-size="22pt" fo:font-style="italic" style:font-size-asian="22pt" style:font-style-asian="italic" style:font-size-complex="22pt" style:font-style-complex="italic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" fo:font-size="12pt" fo:font-style="normal" fo:text-shadow="none" style:text-underline-style="none" fo:font-weight="normal" style:letter-kerning="true" fo:background-color="transparent" style:font-name-asian="Noto Sans CJK SC Regular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italic" fo:text-shadow="none" style:text-underline-style="none" fo:font-weight="normal" style:letter-kerning="true" fo:background-color="transparent" style:font-name-asian="Noto Sans CJK SC Regular" style:font-size-asian="24pt" style:font-style-asian="italic" style:font-weight-asian="normal" style:font-name-complex="FreeSans" style:font-size-complex="24pt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Aktueller Stand: 21.03.18</text:p>
            <text:p/>
            <text:p>-Masterthesis-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esprochenen ToDos</text:p>
          </draw:text-box>
        </draw:frame>
        <draw:frame presentation:style-name="pr4" draw:text-style-name="P4" draw:layer="layout" svg:width="25.199cm" svg:height="14.479cm" svg:x="1.201cm" svg:y="4.8cm" presentation:class="subtitle" presentation:user-transformed="true">
          <draw:text-box>
            <text:list text:style-name="L1">
              <text:list-item>
                <text:p text:style-name="P2"><text:span text:style-name="T1">Informationen über Feature-based DTW</text:span></text:p>
              </text:list-item>
              <text:list-item>
                <text:p text:style-name="P2"><text:span text:style-name="T1">Abspeichern der Klassen in rawdata</text:span></text:p>
              </text:list-item>
              <text:list-item>
                <text:p text:style-name="P2"><text:span text:style-name="T1">CNN implementieren</text:span></text:p>
              </text:list-item>
              <text:list-item>
                <text:p text:style-name="P2"><text:span text:style-name="T1">Ergebnisse der beiden Klassifizierungen vergleichen</text:span></text:p>
                <text:p text:style-name="P3"><text:span text:style-name="T2"/></text:p>
                <text:p text:style-name="P3"><text:span text:style-name="T2"/></text:p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/>ToDos</text:p>
          </draw:text-box>
        </draw:frame>
        <draw:frame presentation:style-name="pr4" draw:text-style-name="P4" draw:layer="layout" svg:width="25.199cm" svg:height="14.479cm" svg:x="1.201cm" svg:y="4.8cm" presentation:class="subtitle" presentation:user-transformed="true">
          <draw:text-box>
            <text:list text:style-name="L1">
              <text:list-item>
                <text:p text:style-name="P2"><text:span text:style-name="T3">Abspeichern der Klassen in rawdata</text:span></text:p>
              </text:list-item>
              <text:list-item>
                <text:p text:style-name="P2"><text:span text:style-name="T3">Classic DTW, Derivative DTW and Feature-based DTW implementiert und auf Daten laufen lassen, um Ergebnisse zu vergleichen</text:span></text:p>
              </text:list-item>
              <text:list-item>
                <text:p text:style-name="P2"><text:span text:style-name="T3">CNN implementiert</text:span></text:p>
                <text:p text:style-name="P3"><text:span text:style-name="T2"/></text:p>
                <text:p text:style-name="P3"><text:span text:style-name="T2"/></text:p>
              </text:list-item>
            </text:list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lassic DTW</text:p>
          </draw:text-box>
        </draw:frame>
        <draw:frame presentation:style-name="pr5" draw:text-style-name="P7" draw:layer="layout" svg:width="25.199cm" svg:height="21.963cm" svg:x="1.801cm" svg:y="2.271cm" presentation:class="subtitle" presentation:user-transformed="true">
          <draw:text-box>
            <text:list text:style-name="L1">
              <text:list-header>
                <text:p text:style-name="P2"><text:span text:style-name="T4"/></text:p>
              </text:list-header>
            </text:list>
            <text:p text:style-name="P2"><text:span text:style-name="T4">In Distanzmatrix werden die berechneten Distanzen zweier Zeitreihen gespeichert, es wird der kürzeste „Path“ in Matrix bestimmt, dessen Summe, die minimale Distanz der beiden Zeitreihen darstellt.</text:span></text:p>
            <text:p text:style-name="P6"><text:span text:style-name="T5">Problem:</text:span></text:p>
            <text:p text:style-name="P6"><text:span text:style-name="T6">The algorithm has <text:s/>problems <text:s/>when <text:s/>the <text:s/>two <text:s/>sequences <text:s/>also <text:s/>differ <text:s/>in <text:s/>the <text:s/>Y-axis. Da wir die y werte betrachten, ist es problematisch, wenn die beiden Sequenzen unterschiede in der y-Achse aufweisen. Globale Unterschiede, andere Mittelwerte oder unterschiedliche Skalierungen führen zu sogenannten „Singularities“. Normalisierung hilft hier nur teilweise.</text:span></text:p>
            <text:p text:style-name="P6"><text:span text:style-name="T6"/></text:p>
            <text:p text:style-name="P6"><text:span text:style-name="T6"/></text:p>
            <text:p text:style-name="P2"><text:span text:style-name="T7">[Keogh, E. J., &amp; Pazzani, M. J. (2001, April). Derivative dynamic time warping. In Proceedings of the 2001 SIAM International Conference on Data Mining (pp. 1-11). Society for Industrial and Applied Mathematics.]</text:span></text:p>
            <text:list text:continue-numbering="true" text:style-name="L1">
              <text:list-header>
                <text:p text:style-name="P3"><text:span text:style-name="T2"/></text:p>
                <text:p text:style-name="P3"><text:span text:style-name="T2"/></text:p>
              </text:list-header>
            </text:list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rivative DTW</text:p>
          </draw:text-box>
        </draw:frame>
        <draw:frame presentation:style-name="pr6" draw:text-style-name="P4" draw:layer="layout" svg:width="25.199cm" svg:height="16.713cm" svg:x="1.201cm" svg:y="3.686cm" presentation:class="subtitle" presentation:user-transformed="true">
          <draw:text-box>
            <text:p text:style-name="P8"><text:span text:style-name="T4">Ermittelt die Distanzen zweier Zeitreihen basierend auf der ersten Ableitung der jeweiligen Punkte</text:span></text:p>
            <text:p text:style-name="P8"><text:span text:style-name="T4">Vorteil: Tendenzen der Steigung der Kurven ist mit im Vergleich</text:span></text:p>
            <text:p text:style-name="P8"><text:span text:style-name="T8">Derivative of datapoint r</text:span><text:span text:style-name="T9">i</text:span><text:span text:style-name="T10">:</text:span></text:p>
            <text:p text:style-name="P9"><text:span text:style-name="T11"/></text:p>
            <text:p text:style-name="P9"><text:span text:style-name="T11"/></text:p>
            <text:p text:style-name="P9"><text:span text:style-name="T11"/></text:p>
            <text:p text:style-name="P9"><text:span text:style-name="T12"/></text:p>
            <text:p text:style-name="P9"><text:span text:style-name="T12"/></text:p>
            <text:p text:style-name="P9"><text:span text:style-name="T12">[Keogh, E. J., &amp; Pazzani, M. J. (2001, April). Derivative dynamic time warping. In Proceedings of the 2001 SIAM International Conference on Data Mining (pp. 1-11). Society for Industrial and Applied Mathematics.]</text:span></text:p>
            <text:p text:style-name="P9"><text:span text:style-name="T12"/></text:p>
            <text:p text:style-name="P10"><text:span text:style-name="T5">Problem:</text:span><text:span text:style-name="T6"> </text:span></text:p>
            <text:p text:style-name="P10"><text:span text:style-name="T6">Globale Trends auch hier nicht mit modelliert und dadurch nicht erkennbar bei der Bestimmung der Distanzen zweier Zeitreihen</text:span></text:p>
            <text:p text:style-name="P10"><text:span text:style-name="T13">[Xie, Y., &amp; Wiltgen, B. (2010). Adaptive feature based dynamic time warping. International Journal of Computer Science and Network Security, 10(1), 264-273.]</text:span></text:p>
            <text:list text:style-name="L1">
              <text:list-header>
                <text:p text:style-name="P9"><text:span text:style-name="T2"/></text:p>
              </text:list-header>
            </text:list>
            <text:p text:style-name="P11"/>
          </draw:text-box>
        </draw:frame>
        <draw:frame draw:style-name="gr2" draw:text-style-name="P12" draw:layer="layout" svg:width="10.713cm" svg:height="1.961cm" svg:x="8.487cm" svg:y="10.43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eature-based DTW</text:p>
          </draw:text-box>
        </draw:frame>
        <draw:frame presentation:style-name="pr7" draw:text-style-name="P4" draw:layer="layout" svg:width="25.199cm" svg:height="21.057cm" svg:x="1.201cm" svg:y="1.514cm" presentation:class="subtitle" presentation:user-transformed="true">
          <draw:text-box>
            <text:p text:style-name="P2"><text:span text:style-name="T14"/></text:p>
            <text:p text:style-name="P13"><text:span text:style-name="T8"/></text:p>
            <text:p text:style-name="P13"><text:span text:style-name="T4"/></text:p>
            <text:p text:style-name="P13"><text:span text:style-name="T8">Für Datapoint r</text:span><text:span text:style-name="T9">i</text:span><text:span text:style-name="T10">:</text:span></text:p>
            <text:p text:style-name="P13"><text:span text:style-name="T10"/></text:p>
            <text:p text:style-name="P13"><text:span text:style-name="T15">Local Feature:</text:span></text:p>
            <text:p text:style-name="P13"><text:span text:style-name="T15"/></text:p>
            <text:p text:style-name="P13"><text:span text:style-name="T15"/></text:p>
            <text:p text:style-name="P13"><text:span text:style-name="T15"/></text:p>
            <text:p text:style-name="P13"><text:span text:style-name="T15">Global Feature:</text:span></text:p>
            <text:p text:style-name="P13"><text:span text:style-name="T15"/></text:p>
            <text:p text:style-name="P13"><text:span text:style-name="T15"/></text:p>
            <text:p text:style-name="P3"><text:span text:style-name="T16"/></text:p>
            <text:p text:style-name="P3"><text:span text:style-name="T16"/></text:p>
            <text:p text:style-name="P3"><text:span text:style-name="T16"/></text:p>
            <text:p text:style-name="P3"><text:span text:style-name="T16"/></text:p>
            <text:p text:style-name="P3"><text:span text:style-name="T16"/></text:p>
            <text:p text:style-name="P3"><text:span text:style-name="T16">Performanz kann sich je nach Datensatz bei Verwendung von lokalen zu globalen Featuren unterscheiden</text:span></text:p>
            <text:p text:style-name="P3"><text:span text:style-name="T16"/></text:p>
            <text:list text:style-name="L1">
              <text:list-header>
                <text:p text:style-name="P3"><text:span text:style-name="T2"/></text:p>
              </text:list-header>
            </text:list>
            <text:p/>
          </draw:text-box>
        </draw:frame>
        <draw:frame draw:style-name="gr2" draw:text-style-name="P12" draw:layer="layout" svg:width="8.646cm" svg:height="0.988cm" svg:x="9.8cm" svg:y="7.212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12" draw:layer="layout" svg:width="11.408cm" svg:height="5.033cm" svg:x="8.792cm" svg:y="10.2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daptive Feature-based DTW</text:p>
          </draw:text-box>
        </draw:frame>
        <draw:frame presentation:style-name="pr7" draw:text-style-name="P4" draw:layer="layout" svg:width="25.199cm" svg:height="16.932cm" svg:x="1.201cm" svg:y="3.577cm" presentation:class="subtitle" presentation:user-transformed="true">
          <draw:text-box>
            <text:p text:style-name="P2"><text:span text:style-name="T14"/></text:p>
            <text:p text:style-name="P3"><text:span text:style-name="T16"/></text:p>
            <text:p text:style-name="P3"><text:span text:style-name="T16">Deshalb lernen welche Methode zur paarweisen Distanzberechung verwendet werden soll:</text:span><text:span text:style-name="T17"> Adaptive Feature-based DTW</text:span></text:p>
            <text:p text:style-name="P3"><text:span text:style-name="T16"/></text:p>
            <text:p text:style-name="P3"><text:span text:style-name="T16">Berechnung der Gewichten w</text:span><text:span text:style-name="T18">1</text:span><text:span text:style-name="T19"> und w</text:span><text:span text:style-name="T18">2</text:span><text:span text:style-name="T19">, um globale und lokale Distanz zu gewichten, mittels</text:span><text:span text:style-name="T20"> In-class range</text:span><text:span text:style-name="T19"> (Abstand zw dieser Sequenz und dem der weitesten Sequenz der Klasse)</text:span></text:p>
            <text:p text:style-name="P3"><text:span text:style-name="T19"/></text:p>
            <text:p text:style-name="P3"><text:span text:style-name="T19"/></text:p>
            <text:p text:style-name="P2"><text:span text:style-name="T21">[Xie, Y., &amp; Wiltgen, B. (2010). Adaptive feature based dynamic time warping. International Journal of Computer Science and Network Security, 10(1), 264-273.]</text:span></text:p>
            <text:list text:style-name="L1">
              <text:list-header>
                <text:p text:style-name="P3"><text:span text:style-name="T2"/></text:p>
              </text:list-header>
            </text:list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volutional Neural Network</text:p>
          </draw:text-box>
        </draw:frame>
        <draw:frame presentation:style-name="pr7" draw:text-style-name="P4" draw:layer="layout" svg:width="25.199cm" svg:height="16.932cm" svg:x="1.201cm" svg:y="3.577cm" presentation:class="subtitle" presentation:user-transformed="true">
          <draw:text-box>
            <text:p text:style-name="P2"><text:span text:style-name="T14">Eigenständige Featureextraktion</text:span></text:p>
            <text:p text:style-name="P2"><text:span text:style-name="T14">Ebenfalls Gewichtung der </text:span></text:p>
            <text:p text:style-name="P3"><text:span text:style-name="T19"/></text:p>
            <text:p text:style-name="P3"><text:span text:style-name="T19"/></text:p>
            <text:p text:style-name="P2"><text:span text:style-name="T21"/></text:p>
            <text:list text:style-name="L1">
              <text:list-header>
                <text:p text:style-name="P3"><text:span text:style-name="T2"/></text:p>
              </text:list-header>
            </text:list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Übersicht</text:p>
          </draw:text-box>
        </draw:frame>
        <draw:frame presentation:style-name="pr4" draw:text-style-name="P4" draw:layer="layout" svg:width="25.199cm" svg:height="14.479cm" svg:x="1.201cm" svg:y="4.802cm" presentation:class="subtitle" presentation:user-transformed="true">
          <draw:text-box>
            <text:p text:style-name="P2"><text:span text:style-name="T22"/></text:p>
            <text:list text:style-name="L1">
              <text:list-header>
                <text:p text:style-name="P3"><text:span text:style-name="T2"/></text:p>
                <text:p text:style-name="P3"><text:span text:style-name="T2"/></text:p>
              </text:list-header>
            </text:list>
            <text:p/>
          </draw:text-box>
        </draw:frame>
        <draw:frame draw:style-name="standard" draw:layer="layout" svg:width="24.187cm" svg:height="12.993cm" svg:x="0.928cm" svg:y="4.99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12">Methode</text:p>
              </table:table-cell>
              <table:table-cell>
                <text:p text:style-name="P12">Klasse 1</text:p>
                <text:p text:style-name="P12">-Normal-</text:p>
              </table:table-cell>
              <table:table-cell>
                <text:p text:style-name="P12">Klasse 2</text:p>
                <text:p text:style-name="P12">-Zu groß-</text:p>
              </table:table-cell>
              <table:table-cell>
                <text:p text:style-name="P12">Klasse 4</text:p>
                <text:p text:style-name="P12">-Zu klein-</text:p>
              </table:table-cell>
              <table:table-cell>
                <text:p text:style-name="P12">Klasse 6</text:p>
                <text:p text:style-name="P12">-Korrektur-bolur-</text:p>
              </table:table-cell>
              <table:table-cell>
                <text:p text:style-name="P12">Klasse 5</text:p>
                <text:p text:style-name="P12">-Restklasse-</text:p>
              </table:table-cell>
              <table:table-cell>
                <text:p text:style-name="P12">Anzahl</text:p>
                <text:p text:style-name="P12">Kurven</text:p>
              </table:table-cell>
            </table:table-row>
            <table:table-row table:style-name="ro1" table:default-cell-style-name="ce1">
              <table:table-cell table:style-name="gray2">
                <text:p>VBDTW</text:p>
                <text:p><text:span text:style-name="T23">(Schwell-wert &gt; 70)</text:span></text:p>
              </table:table-cell>
              <table:table-cell>
                <text:p text:style-name="P12">122</text:p>
                <text:p text:style-name="P12">~18,89 %</text:p>
              </table:table-cell>
              <table:table-cell>
                <text:p text:style-name="P12">31</text:p>
                <text:p text:style-name="P12">~4,8 %</text:p>
              </table:table-cell>
              <table:table-cell>
                <text:p text:style-name="P12">99</text:p>
                <text:p text:style-name="P12">~15,33 %</text:p>
              </table:table-cell>
              <table:table-cell>
                <text:p text:style-name="P12">78</text:p>
                <text:p text:style-name="P12">~12,07 %</text:p>
              </table:table-cell>
              <table:table-cell>
                <text:p text:style-name="P12">316</text:p>
                <text:p text:style-name="P12">~48,92 %</text:p>
              </table:table-cell>
              <table:table-cell>
                <text:p text:style-name="P12">646</text:p>
              </table:table-cell>
            </table:table-row>
            <table:table-row table:style-name="ro1" table:default-cell-style-name="ce1">
              <table:table-cell table:style-name="gray1">
                <text:p>DDTW</text:p>
                <text:p><text:span text:style-name="T23">(Schwell-wert &gt; 15)</text:span></text:p>
              </table:table-cell>
              <table:table-cell>
                <text:p text:style-name="P12">165</text:p>
                <text:p text:style-name="P12">~24,81 %</text:p>
              </table:table-cell>
              <table:table-cell>
                <text:p text:style-name="P12">2</text:p>
                <text:p text:style-name="P12">~0,30 %</text:p>
              </table:table-cell>
              <table:table-cell>
                <text:p text:style-name="P12">88</text:p>
                <text:p text:style-name="P12">~13,23 %</text:p>
              </table:table-cell>
              <table:table-cell>
                <text:p text:style-name="P12">96</text:p>
                <text:p text:style-name="P12">~14,36 %</text:p>
              </table:table-cell>
              <table:table-cell>
                <text:p text:style-name="P12">314</text:p>
                <text:p text:style-name="P12">~47,22 %</text:p>
              </table:table-cell>
              <table:table-cell>
                <text:p text:style-name="P12">665</text:p>
              </table:table-cell>
            </table:table-row>
            <table:table-row table:style-name="ro1" table:default-cell-style-name="ce1">
              <table:table-cell table:style-name="gray2">
                <text:p>FBDTW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 table:style-name="gray1">
                <text:p>CNN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lassic DTW and Derivative DTW</text:p>
          </draw:text-box>
        </draw:frame>
        <draw:frame presentation:style-name="pr4" draw:text-style-name="P4" draw:layer="layout" svg:width="25.199cm" svg:height="14.479cm" svg:x="1.201cm" svg:y="4.802cm" presentation:class="subtitle" presentation:user-transformed="true">
          <draw:text-box>
            <text:list text:style-name="L1">
              <text:list-item>
                <text:p text:style-name="P2"><text:span text:style-name="T22">Problem:</text:span></text:p>
              </text:list-item>
              <text:list-item>
                <text:p text:style-name="P2"><text:span text:style-name="T22"/></text:p>
                <text:p text:style-name="P3"><text:span text:style-name="T2"/></text:p>
                <text:p text:style-name="P3"><text:span text:style-name="T2"/></text:p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1T08:52:37.552681302</meta:creation-date>
    <dc:date>2018-03-13T22:39:02.173260679</dc:date>
    <meta:editing-duration>PT14H56M44S</meta:editing-duration>
    <meta:editing-cycles>9</meta:editing-cycles>
    <meta:generator>LibreOffice/5.1.6.2$Linux_X86_64 LibreOffice_project/10m0$Build-2</meta:generator>
    <meta:document-statistic meta:object-count="64"/>
  </office:meta>
</office:document-meta>
</file>

<file path=Object 1/content.xml><?xml version="1.0" encoding="utf-8"?>
<math xmlns="http://www.w3.org/1998/Math/MathML" display="block">
  <semantics>
    <mrow>
      <mi>D</mi>
      <mrow>
        <mrow>
          <mo fence="true" stretchy="false">(</mo>
          <mrow>
            <msub>
              <mi>r</mi>
              <mi>i</mi>
            </msub>
          </mrow>
          <mo fence="true" stretchy="false">)</mo>
        </mrow>
        <mo stretchy="false">=</mo>
        <mfrac>
          <mrow>
            <mrow>
              <mo fence="true" stretchy="false">(</mo>
              <mrow>
                <mrow>
                  <msub>
                    <mi>r</mi>
                    <mi>i</mi>
                  </msub>
                  <mo stretchy="false">−</mo>
                  <msub>
                    <mi>r</mi>
                    <mrow>
                      <mi>i</mi>
                      <mo stretchy="false">−</mo>
                      <mn>1</mn>
                    </mrow>
                  </msub>
                </mrow>
              </mrow>
              <mo fence="true" stretchy="false">)</mo>
            </mrow>
            <mo stretchy="false">+</mo>
            <mrow>
              <mo fence="true" stretchy="false">(</mo>
              <mrow>
                <mrow>
                  <mrow>
                    <mo fence="true" stretchy="false">(</mo>
                    <mrow>
                      <mrow>
                        <msub>
                          <mi>r</mi>
                          <mrow>
                            <mi>i</mi>
                            <mo stretchy="false">+</mo>
                            <mn>1</mn>
                          </mrow>
                        </msub>
                        <mo stretchy="false">−</mo>
                        <msub>
                          <mi>r</mi>
                          <mrow>
                            <mi>i</mi>
                            <mo stretchy="false">−</mo>
                            <mn>1</mn>
                          </mrow>
                        </msub>
                      </mrow>
                    </mrow>
                    <mo fence="true" stretchy="false">)</mo>
                  </mrow>
                  <mo stretchy="false">/</mo>
                  <mn>2</mn>
                </mrow>
              </mrow>
              <mo fence="true" stretchy="false">)</mo>
            </mrow>
          </mrow>
          <mn>2</mn>
        </mfrac>
      </mrow>
    </mrow>
    <annotation encoding="StarMath 5.0">D(  r_{i} ) = {( r_{i}- r_{i-1}) +(( r_{i+1}- r_{i-1})/2) } over {2} </annotation>
  </semantics>
</math>
</file>

<file path=Object 2/content.xml><?xml version="1.0" encoding="utf-8"?>
<math xmlns="http://www.w3.org/1998/Math/MathML" display="block">
  <semantics>
    <mrow>
      <msub>
        <mi>f</mi>
        <mi mathvariant="italic">local</mi>
      </msub>
      <mrow>
        <mrow>
          <mo fence="true" stretchy="false">(</mo>
          <mrow>
            <msub>
              <mi>r</mi>
              <mi>i</mi>
            </msub>
          </mrow>
          <mo fence="true" stretchy="false">)</mo>
        </mrow>
        <mo stretchy="false">=</mo>
        <mrow>
          <mo fence="true" stretchy="false">(</mo>
          <mrow>
            <mrow>
              <mrow>
                <msub>
                  <mi>r</mi>
                  <mi>i</mi>
                </msub>
                <mo stretchy="false">−</mo>
                <msub>
                  <mi>r</mi>
                  <mrow>
                    <mi>i</mi>
                    <mo stretchy="false">−</mo>
                    <mn>1</mn>
                  </mrow>
                </msub>
              </mrow>
              <mi>,</mi>
              <mrow>
                <msub>
                  <mi>r</mi>
                  <mi>i</mi>
                </msub>
                <mo stretchy="false">−</mo>
                <msub>
                  <mi>r</mi>
                  <mrow>
                    <mi>i</mi>
                    <mo stretchy="false">+</mo>
                    <mn>1</mn>
                  </mrow>
                </msub>
              </mrow>
            </mrow>
          </mrow>
          <mo fence="true" stretchy="false">)</mo>
        </mrow>
      </mrow>
    </mrow>
    <annotation encoding="StarMath 5.0">f_{local}( r_{i}) = (r_{i} - r_{i-1}, r_{i}-r_{i+1})</annotation>
  </semantics>
</math>
</file>

<file path=Object 3/content.xml><?xml version="1.0" encoding="utf-8"?>
<math xmlns="http://www.w3.org/1998/Math/MathML" display="block">
  <semantics>
    <mtable>
      <mtr>
        <mtd>
          <mrow>
            <msub>
              <mi>f</mi>
              <mi mathvariant="italic">global</mi>
            </msub>
            <mrow>
              <mrow>
                <mo fence="true" stretchy="false">(</mo>
                <mrow>
                  <msub>
                    <mi>r</mi>
                    <mi>i</mi>
                  </msub>
                </mrow>
                <mo fence="true" stretchy="false">)</mo>
              </mrow>
              <mo stretchy="false">=</mo>
              <mrow>
                <mo fence="true" stretchy="false">(</mo>
                <mrow>
                  <mrow>
                    <mrow>
                      <msub>
                        <mi>r</mi>
                        <mi>i</mi>
                      </msub>
                      <mo stretchy="false">−</mo>
                      <mfrac>
                        <mrow>
                          <munderover>
                            <mo stretchy="false">∑</mo>
                            <mrow>
                              <mi>k</mi>
                              <mo stretchy="false">=</mo>
                              <mn>1</mn>
                            </mrow>
                            <mrow>
                              <mi>i</mi>
                              <mo stretchy="false">−</mo>
                              <mn>1</mn>
                            </mrow>
                          </munderover>
                          <msub>
                            <mi>r</mi>
                            <mi>k</mi>
                          </msub>
                        </mrow>
                        <mrow>
                          <mo fence="true" stretchy="false">(</mo>
                          <mrow>
                            <mrow>
                              <mi>i</mi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</mfrac>
                    </mrow>
                    <mi>,</mi>
                    <mspace width="0.5em"/>
                    <mrow>
                      <msub>
                        <mi>r</mi>
                        <mi>i</mi>
                      </msub>
                      <mo stretchy="false">−</mo>
                      <mfrac>
                        <mrow>
                          <munderover>
                            <mo stretchy="false">∑</mo>
                            <mrow>
                              <mi>k</mi>
                              <mo stretchy="false">=</mo>
                              <mrow>
                                <mi>i</mi>
                                <mo stretchy="false">+</mo>
                                <mn>1</mn>
                              </mrow>
                            </mrow>
                            <mi>M</mi>
                          </munderover>
                          <msub>
                            <mi>r</mi>
                            <mi>k</mi>
                          </msub>
                        </mrow>
                        <mrow>
                          <mo fence="true" stretchy="false">(</mo>
                          <mrow>
                            <mrow>
                              <mi>M</mi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</mfrac>
                    </mrow>
                  </mrow>
                </mrow>
                <mo fence="true" stretchy="false">)</mo>
              </mrow>
            </mrow>
          </mrow>
        </mtd>
      </mtr>
      <mtr>
        <mtd>
          <mrow/>
        </mtd>
      </mtr>
      <mtr>
        <mtd>
          <mrow>
            <mrow>
              <msub>
                <mi>r</mi>
                <mi>i</mi>
              </msub>
              <mo stretchy="false">∈</mo>
              <mi>a</mi>
            </mrow>
            <mi mathvariant="italic">sequence</mi>
            <mrow>
              <mi>R</mi>
              <mo stretchy="false">=</mo>
              <msub>
                <mi>r</mi>
                <mn>1</mn>
              </msub>
            </mrow>
            <mi>,</mi>
            <msub>
              <mi>r</mi>
              <mn>2</mn>
            </msub>
            <mi>,</mi>
            <mn>..</mn>
            <mi>,</mi>
            <msub>
              <mi>r</mi>
              <mi>i</mi>
            </msub>
            <mi>,</mi>
            <mn>..</mn>
            <mi>,</mi>
            <msub>
              <mi>r</mi>
              <mi>M</mi>
            </msub>
          </mrow>
        </mtd>
      </mtr>
    </mtable>
    <annotation encoding="StarMath 5.0">f_{global}( r_{i} ) = ( r_{i} - sum from{k=1} to{i-1} r_{k}   over {(i-1)}, ` r_{i}- { sum from{k= i+1} to{M} r_{k} } over {(M-1)}  ) newline newline r_{i} in a sequence R = r_{1},r_{2},..,r_{i},..,r_{M}</annotation>
  </semantics>
</math>
</file>